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8cm" svg:height="2cm" svg:x="9.2cm" svg:y="0.6cm">
          <text:p text:style-name="P1">Grade boundaries calcula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7.6cm" svg:height="2.4cm" svg:x="1.1cm" svg:y="4cm">
          <text:p text:style-name="P1">Get grade s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6cm" svg:height="2.4cm" svg:x="21cm" svg:y="4cm">
          <text:p text:style-name="P1">display grade sco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9cm" svg:y1="4cm" svg:x2="15.1cm" svg:y2="2.6cm" draw:start-shape="id1" draw:start-glue-point="4" draw:end-shape="id2" draw:end-glue-point="6" svg:d="M4900 4000v-699h10200v-701" svg:viewBox="0 0 10201 1401">
          <text:p/>
        </draw:connector>
        <draw:connector draw:style-name="gr2" draw:text-style-name="P1" draw:layer="layout" svg:x1="15.1cm" svg:y1="2.6cm" svg:x2="24.8cm" svg:y2="4cm" draw:start-shape="id2" draw:start-glue-point="6" draw:end-shape="id3" svg:d="M15100 2600v701h9700v699" svg:viewBox="0 0 9701 1401">
          <text:p/>
        </draw:connector>
        <draw:custom-shape draw:style-name="gr1" draw:text-style-name="P1" xml:id="id4" draw:id="id4" draw:layer="layout" svg:width="10.1cm" svg:height="3.2cm" svg:x="10cm" svg:y="7cm">
          <text:p text:style-name="P1">Calculate grade bounda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1cm" svg:y1="2.6cm" svg:x2="15.05cm" svg:y2="7cm" draw:start-shape="id2" draw:start-glue-point="6" draw:end-shape="id4" svg:d="M15100 2600v2201h-50v2199" svg:viewBox="0 0 51 4401">
          <text:p/>
        </draw:connector>
        <draw:custom-shape draw:style-name="gr1" draw:text-style-name="P1" xml:id="id5" draw:id="id5" draw:layer="layout" svg:width="1.3cm" svg:height="1.2cm" svg:x="14.5cm" svg:y="10.2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6.7cm" svg:height="6.8cm" svg:x="0.1cm" svg:y="8.8cm">
          <text:p text:style-name="P1">Key:</text:p>
          <text:p text:style-name="P1">1.If 81 &lt;= score &lt;= 100</text:p>
          <text:p text:style-name="P1">2.If 71 &lt;= score &lt;= 80</text:p>
          <text:p text:style-name="P1">3.If 61 &lt;= score &lt;= 70</text:p>
          <text:p text:style-name="P1">4.If 51 &lt;= score &lt;= 60</text:p>
          <text:p text:style-name="P1">5.If 41 &lt;= score &lt;= 50</text:p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2cm" svg:height="1.8cm" svg:x="7.2cm" svg:y="11.2cm">
          <text:p text:style-name="P1">Grade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5cm" svg:y1="10.8cm" svg:x2="8.8cm" svg:y2="11.2cm" draw:start-shape="id5" draw:start-glue-point="5" draw:end-shape="id6" draw:end-glue-point="4" svg:d="M14500 10800h-2049v-101h-3651v501" svg:viewBox="0 0 5701 502">
          <text:p/>
        </draw:connector>
        <draw:custom-shape draw:style-name="gr1" draw:text-style-name="P1" xml:id="id7" draw:id="id7" draw:layer="layout" svg:width="1.5cm" svg:height="1.3cm" svg:x="14.4cm" svg:y="12.2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5.15cm" svg:y1="11.4cm" svg:x2="15.15cm" svg:y2="12.2cm" draw:start-shape="id5" draw:start-glue-point="6" draw:end-shape="id7" draw:end-glue-point="4" svg:d="M15150 11400v800" svg:viewBox="0 0 1 801">
          <text:p/>
        </draw:connector>
        <draw:custom-shape draw:style-name="gr1" draw:text-style-name="P1" draw:layer="layout" svg:width="1.2cm" svg:height="0.7cm" svg:x="11.7cm" svg:y="10.8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0.6cm" svg:x="15.3cm" svg:y="11.5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1cm" svg:height="1.5cm" svg:x="7.3cm" svg:y="13.1cm">
          <text:p text:style-name="P1">Grade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4cm" svg:y1="12.85cm" svg:x2="10.4cm" svg:y2="13.85cm" draw:start-shape="id7" draw:start-glue-point="5" draw:end-shape="id8" svg:d="M14400 12850h-1999v1000h-2001" svg:viewBox="0 0 4001 1001">
          <text:p/>
        </draw:connector>
        <draw:custom-shape draw:style-name="gr1" draw:text-style-name="P1" draw:layer="layout" svg:width="1.2cm" svg:height="0.7cm" svg:x="12.5cm" svg:y="12.9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1.4cm" svg:height="1.2cm" svg:x="14.4cm" svg:y="14.1cm">
          <text:p text:style-name="P1">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xml:id="id11" draw:id="id11" draw:layer="layout" svg:x1="15.1cm" svg:y1="14.1cm" svg:x2="15.1cm" svg:y2="14.1cm" draw:start-shape="id9" draw:start-glue-point="4" draw:end-shape="id9" draw:end-glue-point="4" svg:d="M15100 14100z" svg:viewBox="0 0 1 1">
          <text:p/>
        </draw:connector>
        <draw:custom-shape draw:style-name="gr1" draw:text-style-name="P1" draw:layer="layout" svg:width="0.8cm" svg:height="0.6cm" svg:x="15.3cm" svg:y="13.6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1cm" svg:height="1.7cm" svg:x="7.3cm" svg:y="14.7cm">
          <text:p text:style-name="P1">Grade 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4cm" svg:y1="14.7cm" svg:x2="10.4cm" svg:y2="15.55cm" draw:start-shape="id9" draw:start-glue-point="5" draw:end-shape="id10" draw:end-glue-point="7" svg:d="M14400 14700h-1999v850h-2001" svg:viewBox="0 0 4001 851">
          <text:p/>
        </draw:connector>
        <draw:connector draw:style-name="gr2" draw:text-style-name="P1" draw:layer="layout" svg:x1="15.1cm" svg:y1="14.1cm" svg:x2="15.15cm" svg:y2="13.5cm" draw:start-shape="id11" draw:start-glue-point="0" draw:end-shape="id7" draw:end-glue-point="6" svg:d="M15100 14100h50v-600" svg:viewBox="0 0 51 601">
          <text:p/>
        </draw:connector>
        <draw:custom-shape draw:style-name="gr1" draw:text-style-name="P1" xml:id="id13" draw:id="id13" draw:layer="layout" svg:width="3.1cm" svg:height="1.7cm" svg:x="7.3cm" svg:y="16.5cm">
          <text:p text:style-name="P1">Grade 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3.1cm" svg:height="1.7cm" svg:x="7.4cm" svg:y="18.4cm">
          <text:p text:style-name="P1">Grade 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1.4cm" svg:height="1.2cm" svg:x="14.4cm" svg:y="16cm">
          <text:p text:style-name="P1">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5.1cm" svg:y1="15.3cm" svg:x2="15.1cm" svg:y2="16cm" draw:start-shape="id9" draw:start-glue-point="6" draw:end-shape="id12" draw:end-glue-point="4" svg:d="M15100 15300v700" svg:viewBox="0 0 1 701">
          <text:p/>
        </draw:connector>
        <draw:custom-shape draw:style-name="gr1" draw:text-style-name="P1" draw:layer="layout" svg:width="0.8cm" svg:height="0.6cm" svg:x="15.3cm" svg:y="15.3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2cm" svg:height="0.7cm" svg:x="12.6cm" svg:y="14.8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4cm" svg:y1="17.35cm" svg:x2="14.4cm" svg:y2="16.6cm" draw:start-shape="id13" draw:start-glue-point="7" draw:end-shape="id12" draw:end-glue-point="5" svg:d="M10400 17350h2001v-750h1999" svg:viewBox="0 0 4001 751">
          <text:p/>
        </draw:connector>
        <draw:custom-shape draw:style-name="gr1" draw:text-style-name="P1" draw:layer="layout" svg:width="1.2cm" svg:height="0.7cm" svg:x="12.5cm" svg:y="16.7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1.4cm" svg:height="1.2cm" svg:x="14.4cm" svg:y="17.7cm">
          <text:p text:style-name="P1">4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5.1cm" svg:y1="17.2cm" svg:x2="15.1cm" svg:y2="17.7cm" draw:start-shape="id12" draw:start-glue-point="6" draw:end-shape="id14" draw:end-glue-point="4" svg:d="M15100 17200v500" svg:viewBox="0 0 1 501">
          <text:p/>
        </draw:connector>
        <draw:connector draw:style-name="gr2" draw:text-style-name="P1" draw:layer="layout" svg:x1="14.4cm" svg:y1="18.3cm" svg:x2="10.5cm" svg:y2="19.25cm" draw:start-shape="id14" draw:start-glue-point="5" draw:end-shape="id15" svg:d="M14400 18300h-1949v950h-1951" svg:viewBox="0 0 3901 951">
          <text:p/>
        </draw:connector>
        <draw:custom-shape draw:style-name="gr1" draw:text-style-name="P1" draw:layer="layout" svg:width="1.2cm" svg:height="0.7cm" svg:x="12.6cm" svg:y="18.5cm">
          <text:p text:style-name="P1">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8cm" svg:height="0.6cm" svg:x="15.2cm" svg:y="17.2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4.2cm" svg:height="1.5cm" svg:x="19.1cm" svg:y="17.5cm">
          <text:p text:style-name="P1">Fai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cm" svg:y1="18.3cm" svg:x2="19.1cm" svg:y2="18.25cm" draw:start-shape="id14" draw:start-glue-point="7" draw:end-shape="id16" draw:end-glue-point="5" svg:d="M15800 18300h1651v-50h1649" svg:viewBox="0 0 33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2:25:24.997000000</meta:creation-date>
    <dc:date>2014-09-30T13:00:27.402000000</dc:date>
    <meta:editing-duration>PT4M30S</meta:editing-duration>
    <meta:editing-cycles>1</meta:editing-cycles>
    <meta:document-statistic meta:object-count="39"/>
    <meta:generator>LibreOffice/4.2.5.2$Windows_x86 LibreOffice_project/61cb170a04bb1f12e77c884eab9192be736ec5f5</meta:generator>
  </office:meta>
</office:document-meta>
</file>